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automatic-styles>
    <style:style style:name="Table14" style:family="table">
      <style:table-properties style:width="14.187cm" table:align="center"/>
    </style:style>
    <style:style style:name="Table14.A" style:family="table-column">
      <style:table-column-properties style:column-width="8.38cm"/>
    </style:style>
    <style:style style:name="Table14.B" style:family="table-column">
      <style:table-column-properties style:column-width="0.93cm"/>
    </style:style>
    <style:style style:name="Table14.C" style:family="table-column">
      <style:table-column-properties style:column-width="0.697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I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I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5.819cm" style:rel-column-width="22432*"/>
    </style:style>
    <style:style style:name="Table15.B" style:family="table-column">
      <style:table-column-properties style:column-width="5.516cm" style:rel-column-width="21262*"/>
    </style:style>
    <style:style style:name="Table15.C" style:family="table-column">
      <style:table-column-properties style:column-width="5.666cm" style:rel-column-width="21841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15.5" style:family="table-row">
      <style:table-row-properties style:min-row-height="0.707cm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5.819cm" style:rel-column-width="22432*"/>
    </style:style>
    <style:style style:name="Table17.B" style:family="table-column">
      <style:table-column-properties style:column-width="5.516cm" style:rel-column-width="21262*"/>
    </style:style>
    <style:style style:name="Table17.C" style:family="table-column">
      <style:table-column-properties style:column-width="5.666cm" style:rel-column-width="21841*"/>
    </style:style>
    <style:style style:name="Table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17.C1" style:family="table-cell">
      <style:table-cell-properties fo:padding="0.097cm" fo:border="0.5pt solid #000000"/>
    </style:style>
    <style:style style:name="Table17.A2" style:family="table-cell">
      <style:table-cell-properties fo:padding="0.097cm" fo:border-left="0.5pt solid #000000" fo:border-right="none" fo:border-top="none" fo:border-bottom="0.5pt solid #000000"/>
    </style:style>
    <style:style style:name="Table17.C2" style:family="table-cell">
      <style:table-cell-properties fo:padding="0.097cm" fo:border-left="0.5pt solid #000000" fo:border-right="0.5pt solid #000000" fo:border-top="none" fo:border-bottom="0.5pt solid #000000"/>
    </style:style>
    <style:style style:name="Table17.5" style:family="table-row">
      <style:table-row-properties style:min-row-height="0.707cm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5.819cm" style:rel-column-width="22432*"/>
    </style:style>
    <style:style style:name="Table16.B" style:family="table-column">
      <style:table-column-properties style:column-width="5.516cm" style:rel-column-width="21262*"/>
    </style:style>
    <style:style style:name="Table16.C" style:family="table-column">
      <style:table-column-properties style:column-width="5.666cm" style:rel-column-width="21841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C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6.5" style:family="table-row">
      <style:table-row-properties style:min-row-height="0.707cm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5.819cm" style:rel-column-width="22432*"/>
    </style:style>
    <style:style style:name="Table18.B" style:family="table-column">
      <style:table-column-properties style:column-width="5.516cm" style:rel-column-width="21262*"/>
    </style:style>
    <style:style style:name="Table18.C" style:family="table-column">
      <style:table-column-properties style:column-width="5.666cm" style:rel-column-width="21841*"/>
    </style:style>
    <style:style style:name="Table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18.C1" style:family="table-cell">
      <style:table-cell-properties fo:padding="0.097cm" fo:border="0.5pt solid #000000"/>
    </style:style>
    <style:style style:name="Table18.A2" style:family="table-cell">
      <style:table-cell-properties fo:padding="0.097cm" fo:border-left="0.5pt solid #000000" fo:border-right="none" fo:border-top="none" fo:border-bottom="0.5pt solid #000000"/>
    </style:style>
    <style:style style:name="Table18.C2" style:family="table-cell">
      <style:table-cell-properties fo:padding="0.097cm" fo:border-left="0.5pt solid #000000" fo:border-right="0.5pt solid #000000" fo:border-top="none" fo:border-bottom="0.5pt solid #000000"/>
    </style:style>
    <style:style style:name="Table18.5" style:family="table-row">
      <style:table-row-properties style:min-row-height="0.707cm"/>
    </style:style>
    <style:style style:name="P1" style:family="paragraph" style:parent-style-name="Caption">
      <style:paragraph-properties fo:keep-with-next="always"/>
      <style:text-properties style:font-name="Source Code Pro" fo:font-weight="bold" officeooo:paragraph-rsid="000e210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0pt" fo:language="cs" fo:country="CZ" fo:font-weight="bold" officeooo:rsid="008120bc" officeooo:paragraph-rsid="000e210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 fo:break-before="page"/>
      <style:text-properties fo:font-size="10pt" fo:language="cs" fo:country="CZ" fo:font-weight="bold" officeooo:rsid="000e210e" officeooo:paragraph-rsid="000e210e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0pt" fo:language="cs" fo:country="CZ" fo:font-weight="bold" officeooo:rsid="000e210e" officeooo:paragraph-rsid="000e210e" style:font-size-asian="10pt" style:font-weight-asian="bold" style:font-size-complex="10pt" style:font-weight-complex="bold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0pt" fo:language="cs" fo:country="CZ" fo:font-weight="bold" officeooo:rsid="000e210e" officeooo:paragraph-rsid="000e210e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0pt" fo:language="cs" fo:country="CZ" fo:font-weight="bold" officeooo:rsid="00100263" officeooo:paragraph-rsid="00100263" style:font-size-asian="10pt" style:font-weight-asian="bold" style:font-size-complex="10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0e210e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0f2068" officeooo:paragraph-rsid="000f2068"/>
    </style:style>
    <style:style style:name="P9" style:family="paragraph" style:parent-style-name="Table">
      <style:paragraph-properties fo:keep-with-next="always"/>
      <style:text-properties style:font-name="Source Code Pro" fo:language="cs" fo:country="CZ" fo:font-weight="bold" officeooo:paragraph-rsid="000e210e" style:font-weight-asian="bold" style:font-weight-complex="bold"/>
    </style:style>
    <style:style style:name="P10" style:family="paragraph" style:parent-style-name="Table">
      <style:paragraph-properties fo:keep-with-next="always"/>
      <style:text-properties fo:language="cs" fo:country="CZ" officeooo:paragraph-rsid="000e210e"/>
    </style:style>
    <style:style style:name="P11" style:family="paragraph" style:parent-style-name="Table">
      <style:text-properties fo:language="cs" fo:country="CZ" officeooo:paragraph-rsid="000e210e"/>
    </style:style>
    <style:style style:name="P12" style:family="paragraph" style:parent-style-name="Table">
      <style:text-properties officeooo:paragraph-rsid="000e210e"/>
    </style:style>
    <style:style style:name="P1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0e210e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89e260" officeooo:paragraph-rsid="000e210e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65f58" officeooo:paragraph-rsid="000e210e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0e210e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89e260" officeooo:paragraph-rsid="000e210e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0e210e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0e210e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19101" officeooo:paragraph-rsid="000e210e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0e210e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0e210e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0e210e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0f67eb" officeooo:paragraph-rsid="000f67eb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100263" officeooo:paragraph-rsid="00100263" style:font-size-asian="11pt" style:font-size-complex="11pt"/>
    </style:style>
    <style:style style:name="P26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0e210e" style:font-size-asian="10pt" style:font-weight-asian="bold" style:font-size-complex="10pt" style:font-weight-complex="bold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weight="normal" style:font-weight-asian="normal" style:font-weight-complex="normal"/>
    </style:style>
    <style:style style:name="T3" style:family="text">
      <style:text-properties style:font-name="Source Code Pro" fo:font-weight="normal" officeooo:rsid="0089af73" style:font-weight-asian="normal" style:font-weight-complex="normal"/>
    </style:style>
    <style:style style:name="T4" style:family="text">
      <style:text-properties style:font-name="Source Code Pro" fo:font-weight="normal" officeooo:rsid="00922256" style:font-weight-asian="normal" style:font-weight-complex="normal"/>
    </style:style>
    <style:style style:name="T5" style:family="text">
      <style:text-properties style:font-name="Source Code Pro" fo:font-weight="normal" officeooo:rsid="000f67eb" style:font-weight-asian="normal" style:font-weight-complex="normal"/>
    </style:style>
    <style:style style:name="T6" style:family="text">
      <style:text-properties style:font-name="Source Code Pro" fo:font-weight="normal" officeooo:rsid="0011122a" style:font-weight-asian="normal" style:font-weight-complex="normal"/>
    </style:style>
    <style:style style:name="T7" style:family="text">
      <style:text-properties style:font-name="Source Code Pro" officeooo:rsid="0089af73"/>
    </style:style>
    <style:style style:name="T8" style:family="text">
      <style:text-properties style:font-name="Source Code Pro" officeooo:rsid="00922256"/>
    </style:style>
    <style:style style:name="T9" style:family="text">
      <style:text-properties style:font-name="Source Code Pro" fo:font-weight="bold" style:font-weight-asian="bold" style:font-weight-complex="bold"/>
    </style:style>
    <style:style style:name="T10" style:family="text">
      <style:text-properties style:font-name="Source Code Pro" fo:font-weight="bold" officeooo:rsid="00a19101" style:font-weight-asian="bold" style:font-weight-complex="bold"/>
    </style:style>
    <style:style style:name="T11" style:family="text">
      <style:text-properties style:font-name="Source Code Pro" fo:language="cs" fo:country="CZ" fo:font-weight="bold" style:font-weight-asian="bold" style:font-weight-complex="bold"/>
    </style:style>
    <style:style style:name="T12" style:family="text">
      <style:text-properties style:font-name="Source Code Pro" fo:language="cs" fo:country="CZ" fo:font-weight="bold" officeooo:rsid="00965f58" style:font-weight-asian="bold" style:font-weight-complex="bold"/>
    </style:style>
    <style:style style:name="T13" style:family="text">
      <style:text-properties style:font-name="Source Code Pro" fo:language="cs" fo:country="CZ" fo:font-weight="bold" officeooo:rsid="00a19101" style:font-weight-asian="bold" style:font-weight-complex="bold"/>
    </style:style>
    <style:style style:name="T14" style:family="text">
      <style:text-properties style:font-name="Source Code Pro" fo:font-size="10pt" fo:language="cs" fo:country="CZ" fo:font-weight="normal" style:font-size-asian="10pt" style:font-weight-asian="normal" style:font-size-complex="10pt" style:font-weight-complex="normal"/>
    </style:style>
    <style:style style:name="T15" style:family="text">
      <style:text-properties style:font-name="Source Code Pro" fo:font-size="10pt" fo:language="cs" fo:country="CZ" fo:font-weight="normal" officeooo:rsid="000e210e" style:font-size-asian="10pt" style:font-weight-asian="normal" style:font-size-complex="10pt" style:font-weight-complex="normal"/>
    </style:style>
    <style:style style:name="T16" style:family="text">
      <style:text-properties style:font-name="Source Code Pro" fo:font-size="10pt" fo:language="cs" fo:country="CZ" fo:font-weight="bold" style:font-size-asian="10pt" style:font-weight-asian="bold" style:font-size-complex="10pt" style:font-weight-complex="bold"/>
    </style:style>
    <style:style style:name="T17" style:family="text">
      <style:text-properties style:font-name="Source Code Pro" fo:font-size="10pt" fo:language="cs" fo:country="CZ" fo:font-weight="bold" officeooo:rsid="000e210e" style:font-size-asian="10pt" style:font-weight-asian="bold" style:font-size-complex="10pt" style:font-weight-complex="bold"/>
    </style:style>
    <style:style style:name="T18" style:family="text">
      <style:text-properties style:font-name="Source Code Pro" officeooo:rsid="0011122a"/>
    </style:style>
    <style:style style:name="T19" style:family="text">
      <style:text-properties officeooo:rsid="008b86e0"/>
    </style:style>
    <style:style style:name="T20" style:family="text">
      <style:text-properties style:text-position="super 58%"/>
    </style:style>
    <style:style style:name="T21" style:family="text">
      <style:text-properties officeooo:rsid="00d21773"/>
    </style:style>
    <style:style style:name="T22" style:family="text">
      <style:text-properties officeooo:rsid="009368f4"/>
    </style:style>
    <style:style style:name="T23" style:family="text">
      <style:text-properties officeooo:rsid="00985a34"/>
    </style:style>
    <style:style style:name="T2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P</text:span><text:span text:style-name="T2">oznámky: </text:span></text:p>
      <text:list text:style-name="L2">
        <text:list-item>
          <text:p text:style-name="P5"><text:span text:style-name="T1">Binární</text:span><text:span text:style-name="T2"> (dvojková) </text:span><text:span text:style-name="T1">soustava</text:span><text:span text:style-name="T2"> je číselná soustava podobně jako námi klasicky používaná desítková ale s tím, že obsahuje jen </text:span><text:span text:style-name="T1">2 znaky</text:span><text:span text:style-name="T2"> (</text:span><text:span text:style-name="T1">1</text:span><text:span text:style-name="T2"> nebo </text:span><text:span text:style-name="T1">0</text:span><text:span text:style-name="T2">)</text:span></text:p>
        </text:list-item>
      </text:list>
      <text:list text:style-name="L1">
        <text:list-item>
          <text:p text:style-name="P7"><text:span text:style-name="T17">Jeden bit</text:span><text:span text:style-name="T15"> (značíme </text:span><text:span text:style-name="T17">1 b</text:span><text:span text:style-name="T15">) je označení pro </text:span><text:span text:style-name="T17">jednu</text:span><text:span text:style-name="T15"> jedničku nebo nulu</text:span></text:p>
        </text:list-item>
        <text:list-item>
          <text:p text:style-name="P7"><text:span text:style-name="T17">Jeden bajt</text:span><text:span text:style-name="T15"> (značíme </text:span><text:span text:style-name="T17">1 B</text:span><text:span text:style-name="T15">) pak je </text:span><text:span text:style-name="T17">8 </text:span><text:span text:style-name="T15">bitů neboli </text:span><text:span text:style-name="T17">8 </text:span><text:span text:style-name="T15">jedniček nebo nul</text:span></text:p>
        </text:list-item>
        <text:list-item>
          <text:p text:style-name="P8"><text:span text:style-name="T15">P</text:span><text:span text:style-name="T14">okud chceme </text:span><text:span text:style-name="T16">zapisovat</text:span><text:span text:style-name="T14"> čísla do </text:span><text:span text:style-name="T16">počítače</text:span><text:span text:style-name="T14"> nebo je naopak z počítače </text:span><text:span text:style-name="T16">číst</text:span><text:span text:style-name="T14"> tak musíme umět mezi těmito soustavami </text:span><text:span text:style-name="T16">převádět</text:span></text:p>
        </text:list-item>
      </text:list>
      <text:p text:style-name="P4"><text:span text:style-name="T3"/></text:p>
      <text:p text:style-name="P4"><text:span text:style-name="T3">K</text:span><text:span text:style-name="T2">ladná celá čísla </text:span><text:span text:style-name="T5">reprezentuje</text:span><text:span text:style-name="T2"> počítač </text:span><text:span text:style-name="T5">v paměti</text:span><text:span text:style-name="T2"> obvykle následovně:</text:span></text:p>
      <text:p text:style-name="P2"><text:span text:style-name="T3"/></text:p>
      <text:p text:style-name="P2"><text:span text:style-name="T3">Každý jeden bit v čísle zapsaném v binární soustavě má svou </text:span><text:span text:style-name="T7">hodnotu</text:span><text:span text:style-name="T3"> v </text:span><text:span text:style-name="T7">desítkové soustavě</text:span><text:span text:style-name="T3">, díky tomu můžeme mezi těmito soustavami </text:span><text:span text:style-name="T7">převádět</text:span><text:span text:style-name="T3">, prostě jen sečteme </text:span><text:span text:style-name="T7">hodnoty bitů na pozicích kde je jednička</text:span><text:span text:style-name="T3"> </text:span><text:span text:style-name="T4">(z binární do desítkové) nebo </text:span><text:span text:style-name="T8">umístíme jedničky</text:span><text:span text:style-name="T4"> na pozice binárního čísla tak, aby nám dávalo nějaké v desítkové soustavě (z desítkové do binární)</text:span><text:span text:style-name="T3">.</text:span></text:p>
      <text:p text:style-name="P1">Tabulka hodnot pozic: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7"/>
        <table:table-row table:style-name="Table14.1">
          <table:table-cell table:style-name="Table14.A1" office:value-type="string">
            <text:p text:style-name="P13">Číslo pozice</text:p>
          </table:table-cell>
          <table:table-cell table:style-name="Table14.A1" office:value-type="string">
            <text:p text:style-name="P16">8.</text:p>
          </table:table-cell>
          <table:table-cell table:style-name="Table14.A1" office:value-type="string">
            <text:p text:style-name="P16">7.</text:p>
          </table:table-cell>
          <table:table-cell table:style-name="Table14.A1" office:value-type="string">
            <text:p text:style-name="P16">6.</text:p>
          </table:table-cell>
          <table:table-cell table:style-name="Table14.A1" office:value-type="string">
            <text:p text:style-name="P16">5.</text:p>
          </table:table-cell>
          <table:table-cell table:style-name="Table14.A1" office:value-type="string">
            <text:p text:style-name="P16">4.</text:p>
          </table:table-cell>
          <table:table-cell table:style-name="Table14.A1" office:value-type="string">
            <text:p text:style-name="P16">3.</text:p>
          </table:table-cell>
          <table:table-cell table:style-name="Table14.A1" office:value-type="string">
            <text:p text:style-name="P16">2.</text:p>
          </table:table-cell>
          <table:table-cell table:style-name="Table14.I1" office:value-type="string">
            <text:p text:style-name="P16">1.</text:p>
          </table:table-cell>
        </table:table-row>
        <table:table-row table:style-name="Table14.1">
          <table:table-cell table:style-name="Table14.A2" office:value-type="string">
            <text:p text:style-name="P14">Hodnota <text:span text:style-name="T19">pozice v</text:span> desítkové soustavě</text:p>
          </table:table-cell>
          <table:table-cell table:style-name="Table14.A2" office:value-type="string">
            <text:p text:style-name="P14">128</text:p>
          </table:table-cell>
          <table:table-cell table:style-name="Table14.A2" office:value-type="string">
            <text:p text:style-name="P14">64</text:p>
          </table:table-cell>
          <table:table-cell table:style-name="Table14.A2" office:value-type="string">
            <text:p text:style-name="P14">32</text:p>
          </table:table-cell>
          <table:table-cell table:style-name="Table14.A2" office:value-type="string">
            <text:p text:style-name="P14">16</text:p>
          </table:table-cell>
          <table:table-cell table:style-name="Table14.A2" office:value-type="string">
            <text:p text:style-name="P14">8</text:p>
          </table:table-cell>
          <table:table-cell table:style-name="Table14.A2" office:value-type="string">
            <text:p text:style-name="P14">4</text:p>
          </table:table-cell>
          <table:table-cell table:style-name="Table14.A2" office:value-type="string">
            <text:p text:style-name="P14">2</text:p>
          </table:table-cell>
          <table:table-cell table:style-name="Table14.I2" office:value-type="string">
            <text:p text:style-name="P14">1</text:p>
          </table:table-cell>
        </table:table-row>
        <table:table-row table:style-name="Table14.1">
          <table:table-cell table:style-name="Table14.A2" office:value-type="string">
            <text:p text:style-name="P14">Mocnina dvojky</text:p>
          </table:table-cell>
          <table:table-cell table:style-name="Table14.A2" office:value-type="string">
            <text:p text:style-name="P17">2<text:span text:style-name="T20">7</text:span></text:p>
          </table:table-cell>
          <table:table-cell table:style-name="Table14.A2" office:value-type="string">
            <text:p text:style-name="P17">2<text:span text:style-name="T20">6</text:span></text:p>
          </table:table-cell>
          <table:table-cell table:style-name="Table14.A2" office:value-type="string">
            <text:p text:style-name="P17">2<text:span text:style-name="T20">5</text:span></text:p>
          </table:table-cell>
          <table:table-cell table:style-name="Table14.A2" office:value-type="string">
            <text:p text:style-name="P17">2<text:span text:style-name="T20">4</text:span></text:p>
          </table:table-cell>
          <table:table-cell table:style-name="Table14.A2" office:value-type="string">
            <text:p text:style-name="P17">2<text:span text:style-name="T20">3</text:span></text:p>
          </table:table-cell>
          <table:table-cell table:style-name="Table14.A2" office:value-type="string">
            <text:p text:style-name="P17">2<text:span text:style-name="T20">2</text:span></text:p>
          </table:table-cell>
          <table:table-cell table:style-name="Table14.A2" office:value-type="string">
            <text:p text:style-name="P17">2<text:span text:style-name="T20">1</text:span></text:p>
          </table:table-cell>
          <table:table-cell table:style-name="Table14.I2" office:value-type="string">
            <text:p text:style-name="P17">2<text:span text:style-name="T20">0</text:span></text:p>
          </table:table-cell>
        </table:table-row>
        <table:table-row table:style-name="Table14.1">
          <table:table-cell table:style-name="Table14.A2" office:value-type="string">
            <text:p text:style-name="P15">Číslo v binární soustavě</text:p>
          </table:table-cell>
          <table:table-cell table:style-name="Table14.A2" office:value-type="string">
            <text:p text:style-name="P17">1</text:p>
          </table:table-cell>
          <table:table-cell table:style-name="Table14.A2" office:value-type="string">
            <text:p text:style-name="P17">1</text:p>
          </table:table-cell>
          <table:table-cell table:style-name="Table14.A2" office:value-type="string">
            <text:p text:style-name="P17">1</text:p>
          </table:table-cell>
          <table:table-cell table:style-name="Table14.A2" office:value-type="string">
            <text:p text:style-name="P17">1</text:p>
          </table:table-cell>
          <table:table-cell table:style-name="Table14.A2" office:value-type="string">
            <text:p text:style-name="P17">1</text:p>
          </table:table-cell>
          <table:table-cell table:style-name="Table14.A2" office:value-type="string">
            <text:p text:style-name="P17">1</text:p>
          </table:table-cell>
          <table:table-cell table:style-name="Table14.A2" office:value-type="string">
            <text:p text:style-name="P17">1</text:p>
          </table:table-cell>
          <table:table-cell table:style-name="Table14.I2" office:value-type="string">
            <text:p text:style-name="P17">1</text:p>
          </table:table-cell>
        </table:table-row>
      </table:table>
      <text:p text:style-name="P26"><text:span text:style-name="T3"/></text:p>
      <text:p text:style-name="P9">Příklady převodů z binární do desítkové: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3">Číslo v binární soustavě</text:p>
          </table:table-cell>
          <table:table-cell table:style-name="Table15.A1" office:value-type="string">
            <text:p text:style-name="P13">Výpočet převodu podle hodnot pozic</text:p>
          </table:table-cell>
          <table:table-cell table:style-name="Table15.C1" office:value-type="string">
            <text:p text:style-name="P13">Číslo v desítkové soustavě</text:p>
          </table:table-cell>
        </table:table-row>
        <table:table-row>
          <table:table-cell table:style-name="Table15.A2" office:value-type="string">
            <text:p text:style-name="P16">0000 0011</text:p>
          </table:table-cell>
          <table:table-cell table:style-name="Table15.A2" office:value-type="string">
            <text:p text:style-name="P16">2+1</text:p>
          </table:table-cell>
          <table:table-cell table:style-name="Table15.C2" office:value-type="string">
            <text:p text:style-name="P16">3</text:p>
          </table:table-cell>
        </table:table-row>
        <table:table-row>
          <table:table-cell table:style-name="Table15.A2" office:value-type="string">
            <text:p text:style-name="P16">0010 0010</text:p>
          </table:table-cell>
          <table:table-cell table:style-name="Table15.A2" office:value-type="string">
            <text:p text:style-name="P16">32+2</text:p>
          </table:table-cell>
          <table:table-cell table:style-name="Table15.C2" office:value-type="string">
            <text:p text:style-name="P16">3<text:span text:style-name="T21">4</text:span></text:p>
          </table:table-cell>
        </table:table-row>
        <table:table-row>
          <table:table-cell table:style-name="Table15.A2" office:value-type="string">
            <text:p text:style-name="P16">0110 0100</text:p>
          </table:table-cell>
          <table:table-cell table:style-name="Table15.A2" office:value-type="string">
            <text:p text:style-name="P16">64+32+4</text:p>
          </table:table-cell>
          <table:table-cell table:style-name="Table15.C2" office:value-type="string">
            <text:p text:style-name="P16">100</text:p>
          </table:table-cell>
        </table:table-row>
        <table:table-row table:style-name="Table15.5">
          <table:table-cell table:style-name="Table15.A2" office:value-type="string">
            <text:p text:style-name="P16">1001 0001</text:p>
          </table:table-cell>
          <table:table-cell table:style-name="Table15.A2" office:value-type="string">
            <text:p text:style-name="P16">128+16+1</text:p>
          </table:table-cell>
          <table:table-cell table:style-name="Table15.C2" office:value-type="string">
            <text:p text:style-name="P18">145</text:p>
          </table:table-cell>
        </table:table-row>
        <table:table-row table:style-name="Table15.5">
          <table:table-cell table:style-name="Table15.A2" office:value-type="string">
            <text:p text:style-name="P18">0011 1101</text:p>
          </table:table-cell>
          <table:table-cell table:style-name="Table15.A2" office:value-type="string">
            <text:p text:style-name="P18">32+16+<text:span text:style-name="T22">8+4+1</text:span></text:p>
          </table:table-cell>
          <table:table-cell table:style-name="Table15.C2" office:value-type="string">
            <text:p text:style-name="P19">61</text:p>
          </table:table-cell>
        </table:table-row>
      </table:table>
      <text:p text:style-name="P10"><text:span text:style-name="T9"/></text:p>
      <text:p text:style-name="P11"><text:span text:style-name="T9">Příklady </text:span><text:span text:style-name="T10">na procvičení </text:span><text:span text:style-name="T9">převodů z binární do desítkové: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3">Číslo v binární soustavě</text:p>
          </table:table-cell>
          <table:table-cell table:style-name="Table17.A1" office:value-type="string">
            <text:p text:style-name="P13">Výpočet převodu podle hodnot pozic</text:p>
          </table:table-cell>
          <table:table-cell table:style-name="Table17.C1" office:value-type="string">
            <text:p text:style-name="P13">Číslo v desítkové soustavě</text:p>
          </table:table-cell>
        </table:table-row>
        <table:table-row>
          <table:table-cell table:style-name="Table17.A2" office:value-type="string">
            <text:p text:style-name="P20">0000 0100</text:p>
          </table:table-cell>
          <table:table-cell table:style-name="Table17.A2" office:value-type="string">
            <text:p text:style-name="P16"/>
          </table:table-cell>
          <table:table-cell table:style-name="Table17.C2" office:value-type="string">
            <text:p text:style-name="P16"/>
          </table:table-cell>
        </table:table-row>
        <table:table-row>
          <table:table-cell table:style-name="Table17.A2" office:value-type="string">
            <text:p text:style-name="P20">0001 0001</text:p>
          </table:table-cell>
          <table:table-cell table:style-name="Table17.A2" office:value-type="string">
            <text:p text:style-name="P16"/>
          </table:table-cell>
          <table:table-cell table:style-name="Table17.C2" office:value-type="string">
            <text:p text:style-name="P16"/>
          </table:table-cell>
        </table:table-row>
        <table:table-row>
          <table:table-cell table:style-name="Table17.A2" office:value-type="string">
            <text:p text:style-name="P20">0000 1100</text:p>
          </table:table-cell>
          <table:table-cell table:style-name="Table17.A2" office:value-type="string">
            <text:p text:style-name="P16"/>
          </table:table-cell>
          <table:table-cell table:style-name="Table17.C2" office:value-type="string">
            <text:p text:style-name="P16"/>
          </table:table-cell>
        </table:table-row>
        <table:table-row table:style-name="Table17.5">
          <table:table-cell table:style-name="Table17.A2" office:value-type="string">
            <text:p text:style-name="P20">0001 0110</text:p>
          </table:table-cell>
          <table:table-cell table:style-name="Table17.A2" office:value-type="string">
            <text:p text:style-name="P16"/>
          </table:table-cell>
          <table:table-cell table:style-name="Table17.C2" office:value-type="string">
            <text:p text:style-name="P18"/>
          </table:table-cell>
        </table:table-row>
        <table:table-row table:style-name="Table17.5">
          <table:table-cell table:style-name="Table17.A2" office:value-type="string">
            <text:p text:style-name="P20">0010 1000</text:p>
          </table:table-cell>
          <table:table-cell table:style-name="Table17.A2" office:value-type="string">
            <text:p text:style-name="P18"/>
          </table:table-cell>
          <table:table-cell table:style-name="Table17.C2" office:value-type="string">
            <text:p text:style-name="P19"/>
          </table:table-cell>
        </table:table-row>
        <table:table-row table:style-name="Table17.5">
          <table:table-cell table:style-name="Table17.A2" office:value-type="string">
            <text:p text:style-name="P24">0011 1110</text:p>
          </table:table-cell>
          <table:table-cell table:style-name="Table17.A2" office:value-type="string">
            <text:p text:style-name="P18"/>
          </table:table-cell>
          <table:table-cell table:style-name="Table17.C2" office:value-type="string">
            <text:p text:style-name="P19"/>
          </table:table-cell>
        </table:table-row>
        <table:table-row table:style-name="Table17.5">
          <table:table-cell table:style-name="Table17.A2" office:value-type="string">
            <text:p text:style-name="P24">0100 1100</text:p>
          </table:table-cell>
          <table:table-cell table:style-name="Table17.A2" office:value-type="string">
            <text:p text:style-name="P18"/>
          </table:table-cell>
          <table:table-cell table:style-name="Table17.C2" office:value-type="string">
            <text:p text:style-name="P19"/>
          </table:table-cell>
        </table:table-row>
      </table:table>
      <text:p text:style-name="P10"><text:soft-page-break/></text:p>
      <text:p text:style-name="P12"><text:span text:style-name="T11">Příklady převodů z </text:span><text:span text:style-name="T12">desítkové</text:span><text:span text:style-name="T11"> do </text:span><text:span text:style-name="T12">binární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3">Číslo v desítkové soustavě</text:p>
          </table:table-cell>
          <table:table-cell table:style-name="Table16.A1" office:value-type="string">
            <text:p text:style-name="P13">Výpočet převodu podle hodnot pozic</text:p>
          </table:table-cell>
          <table:table-cell table:style-name="Table16.C1" office:value-type="string">
            <text:p text:style-name="P13">Číslo v binární soustavě</text:p>
          </table:table-cell>
        </table:table-row>
        <table:table-row>
          <table:table-cell table:style-name="Table16.A2" office:value-type="string">
            <text:p text:style-name="P21">15</text:p>
          </table:table-cell>
          <table:table-cell table:style-name="Table16.A2" office:value-type="string">
            <text:p text:style-name="P21">8+4+2+1</text:p>
          </table:table-cell>
          <table:table-cell table:style-name="Table16.C2" office:value-type="string">
            <text:p text:style-name="P21">0000 1111</text:p>
          </table:table-cell>
        </table:table-row>
        <table:table-row>
          <table:table-cell table:style-name="Table16.A2" office:value-type="string">
            <text:p text:style-name="P22">23</text:p>
          </table:table-cell>
          <table:table-cell table:style-name="Table16.A2" office:value-type="string">
            <text:p text:style-name="P22">16+4+2+1</text:p>
          </table:table-cell>
          <table:table-cell table:style-name="Table16.C2" office:value-type="string">
            <text:p text:style-name="P22">0001 011<text:span text:style-name="T21">1</text:span></text:p>
          </table:table-cell>
        </table:table-row>
        <table:table-row>
          <table:table-cell table:style-name="Table16.A2" office:value-type="string">
            <text:p text:style-name="P16"><text:s/><text:span text:style-name="T23">48</text:span></text:p>
          </table:table-cell>
          <table:table-cell table:style-name="Table16.A2" office:value-type="string">
            <text:p text:style-name="P22">32+16</text:p>
          </table:table-cell>
          <table:table-cell table:style-name="Table16.C2" office:value-type="string">
            <text:p text:style-name="P23">0011 0000</text:p>
          </table:table-cell>
        </table:table-row>
        <table:table-row table:style-name="Table16.5">
          <table:table-cell table:style-name="Table16.A2" office:value-type="string">
            <text:p text:style-name="P21">132</text:p>
          </table:table-cell>
          <table:table-cell table:style-name="Table16.A2" office:value-type="string">
            <text:p text:style-name="P21">128+4</text:p>
          </table:table-cell>
          <table:table-cell table:style-name="Table16.C2" office:value-type="string">
            <text:p text:style-name="P21">1000 0100</text:p>
          </table:table-cell>
        </table:table-row>
        <table:table-row table:style-name="Table16.5">
          <table:table-cell table:style-name="Table16.A2" office:value-type="string">
            <text:p text:style-name="P23">0</text:p>
          </table:table-cell>
          <table:table-cell table:style-name="Table16.A2" office:value-type="string">
            <text:p text:style-name="P23">0</text:p>
          </table:table-cell>
          <table:table-cell table:style-name="Table16.C2" office:value-type="string">
            <text:p text:style-name="P23">0000 0000</text:p>
          </table:table-cell>
        </table:table-row>
      </table:table>
      <text:p text:style-name="P26"><text:span text:style-name="T3"/></text:p>
      <text:p text:style-name="P12"><text:span text:style-name="T11">Příklady </text:span><text:span text:style-name="T13">na procvičení</text:span><text:span text:style-name="T11"> převodů z </text:span><text:span text:style-name="T12">desítkové</text:span><text:span text:style-name="T11"> do </text:span><text:span text:style-name="T12">binární: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3">Číslo v desítkové soustavě</text:p>
          </table:table-cell>
          <table:table-cell table:style-name="Table18.A1" office:value-type="string">
            <text:p text:style-name="P13">Výpočet převodu podle hodnot pozic</text:p>
          </table:table-cell>
          <table:table-cell table:style-name="Table18.C1" office:value-type="string">
            <text:p text:style-name="P13">Číslo v binární soustavě</text:p>
          </table:table-cell>
        </table:table-row>
        <table:table-row>
          <table:table-cell table:style-name="Table18.A2" office:value-type="string">
            <text:p text:style-name="P20">8</text:p>
          </table:table-cell>
          <table:table-cell table:style-name="Table18.A2" office:value-type="string">
            <text:p text:style-name="P21"/>
          </table:table-cell>
          <table:table-cell table:style-name="Table18.C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0">12</text:p>
          </table:table-cell>
          <table:table-cell table:style-name="Table18.A2" office:value-type="string">
            <text:p text:style-name="P22"/>
          </table:table-cell>
          <table:table-cell table:style-name="Table18.C2" office:value-type="string">
            <text:p text:style-name="P22"/>
          </table:table-cell>
        </table:table-row>
        <table:table-row>
          <table:table-cell table:style-name="Table18.A2" office:value-type="string">
            <text:p text:style-name="P20">17</text:p>
          </table:table-cell>
          <table:table-cell table:style-name="Table18.A2" office:value-type="string">
            <text:p text:style-name="P22"/>
          </table:table-cell>
          <table:table-cell table:style-name="Table18.C2" office:value-type="string">
            <text:p text:style-name="P23"/>
          </table:table-cell>
        </table:table-row>
        <table:table-row table:style-name="Table18.5">
          <table:table-cell table:style-name="Table18.A2" office:value-type="string">
            <text:p text:style-name="P20">23</text:p>
          </table:table-cell>
          <table:table-cell table:style-name="Table18.A2" office:value-type="string">
            <text:p text:style-name="P21"/>
          </table:table-cell>
          <table:table-cell table:style-name="Table18.C2" office:value-type="string">
            <text:p text:style-name="P21"/>
          </table:table-cell>
        </table:table-row>
        <table:table-row table:style-name="Table18.5">
          <table:table-cell table:style-name="Table18.A2" office:value-type="string">
            <text:p text:style-name="P20">41</text:p>
          </table:table-cell>
          <table:table-cell table:style-name="Table18.A2" office:value-type="string">
            <text:p text:style-name="P23"/>
          </table:table-cell>
          <table:table-cell table:style-name="Table18.C2" office:value-type="string">
            <text:p text:style-name="P23"/>
          </table:table-cell>
        </table:table-row>
        <table:table-row table:style-name="Table18.5">
          <table:table-cell table:style-name="Table18.A2" office:value-type="string">
            <text:p text:style-name="P25">24</text:p>
          </table:table-cell>
          <table:table-cell table:style-name="Table18.A2" office:value-type="string">
            <text:p text:style-name="P23"/>
          </table:table-cell>
          <table:table-cell table:style-name="Table18.C2" office:value-type="string">
            <text:p text:style-name="P23"/>
          </table:table-cell>
        </table:table-row>
        <table:table-row table:style-name="Table18.5">
          <table:table-cell table:style-name="Table18.A2" office:value-type="string">
            <text:p text:style-name="P25">127</text:p>
          </table:table-cell>
          <table:table-cell table:style-name="Table18.A2" office:value-type="string">
            <text:p text:style-name="P23"/>
          </table:table-cell>
          <table:table-cell table:style-name="Table18.C2" office:value-type="string">
            <text:p text:style-name="P23"/>
          </table:table-cell>
        </table:table-row>
      </table:table>
      <text:p text:style-name="P26"><text:span text:style-name="T3"/></text:p>
      <text:p text:style-name="P6"><text:span text:style-name="T3">J</text:span><text:span text:style-name="T2">eště se vraťme k </text:span><text:span text:style-name="T1">pamětem</text:span><text:span text:style-name="T2"> o kterých jsme se bavili pár hodin zpátky. Paměť v počítači slouží pro uchovávání </text:span><text:span text:style-name="T6">a k práci s </text:span><text:span text:style-name="T2">informac</text:span><text:span text:style-name="T6">emi</text:span><text:span text:style-name="T2">, máme paměť </text:span><text:span text:style-name="T1">trvalou</text:span><text:span text:style-name="T2"> (např. SSD disk) a paměť </text:span><text:span text:style-name="T1">operační</text:span><text:span text:style-name="T2">. V </text:span><text:span text:style-name="T6">těchto pamětech</text:span><text:span text:style-name="T2"> tedy </text:span><text:span text:style-name="T6">musí být</text:span><text:span text:style-name="T2"> součástky, které si dokáží zapamatovat jestli na daném místě v paměti má být nula nebo jednička </text:span><text:span text:style-name="T6">abychom mohli správně </text:span><text:span text:style-name="T18">zapisovat</text:span><text:span text:style-name="T6"> a následně </text:span><text:span text:style-name="T18">číst</text:span><text:span text:style-name="T6"> (nejen) binární čísl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6:41:54.420312784</meta:creation-date>
    <dc:date>2024-11-24T16:56:23.489502277</dc:date>
    <meta:editing-duration>PT27S</meta:editing-duration>
    <meta:editing-cycles>1</meta:editing-cycles>
    <meta:document-statistic meta:table-count="5" meta:image-count="0" meta:object-count="0" meta:page-count="2" meta:paragraph-count="105" meta:word-count="391" meta:character-count="2132" meta:non-whitespace-character-count="1848"/>
    <meta:generator>LibreOffice/7.6.7.2$Linux_X86_64 LibreOffice_project/60$Build-2</meta:generator>
  </office:meta>
</office:document-meta>
</file>